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3424in" table:align="left"/>
    </style:style>
    <style:style style:name="Table1.A" style:family="table-column">
      <style:table-column-properties style:column-width="1.7806in"/>
    </style:style>
    <style:style style:name="Table1.B" style:family="table-column">
      <style:table-column-properties style:column-width="1.7701in"/>
    </style:style>
    <style:style style:name="Table1.C" style:family="table-column">
      <style:table-column-properties style:column-width="1.7917in"/>
    </style:style>
    <style:style style:name="Table1.A1" style:family="table-cell">
      <style:table-cell-properties style:vertical-align="middle" fo:padding="0.0194in" fo:border="none"/>
    </style:style>
    <style:style style:name="P1" style:family="paragraph" style:parent-style-name="Table_20_Contents">
      <style:text-properties fo:font-size="2pt" style:font-size-asian="2pt" style:font-size-complex="2pt"/>
    </style:style>
    <style:style style:name="P2" style:family="paragraph" style:parent-style-name="Text_20_body">
      <style:text-properties fo:color="#ff0000"/>
    </style:style>
    <style:style style:name="P3" style:family="paragraph" style:parent-style-name="Text_20_body" style:list-style-name="L1"/>
    <style:style style:name="P4" style:family="paragraph" style:parent-style-name="Text_20_body" style:list-style-name="L2"/>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4.1 Lecture Summary</text:h>
      <text:p text:style-name="Horizontal_20_Line"/>
      <text:h text:style-name="Heading_20_2" text:outline-level="2"><text:span text:style-name="Strong_20_Emphasis">4 Dataflow Synchronization and Pipelining</text:span></text:h>
      <text:p text:style-name="Text_20_body"><text:span text:style-name="Strong_20_Emphasis">4.1 Split-phase Barriers with Java Phasers</text:span></text:p>
      <text:p text:style-name="Text_20_body"><text:span text:style-name="Strong_20_Emphasis">Lecture Summary: </text:span>In this lecture, we examined a variant of the <text:span text:style-name="Emphasis">barrier </text:span>example that we studied earlier:</text:p>
      <text:p text:style-name="Text_20_body">forall (i : [0:n-1]) { </text:p>
      <text:p text:style-name="Text_20_body"><text:s text:c="2"/>print HELLO, i;</text:p>
      <text:p text:style-name="Text_20_body"><text:s text:c="2"/>myId = lookup(i); // convert int to a string </text:p>
      <text:p text:style-name="Text_20_body"><text:s text:c="2"/>print BYE, myId;</text:p>
      <text:p text:style-name="Text_20_body">}</text:p>
      <text:p text:style-name="Text_20_body">We learned about Java’s Phaser class, and that the operation ph.arriveAndAwaitAdvance(), can be used to implement a barrier through phaser object ph. We also observed that there are two possible positions for inserting a barrier between the two print statements above — before or after the call to lookup(i). However, upon closer examination, we can see that the call to lookup(i) is local to iteration i and that there is no specific need to either complete it before the barrier or to complete it after the barrier. In fact, the call to lookup(i) can be performed in parallel with the barrier. To facilitate this <text:span text:style-name="Emphasis">split-phase barrier </text:span>(also known as a <text:span text:style-name="Emphasis">fuzzy barrier</text:span>) we use two separate APIs from Java Phaser class — ph.arrive() and ph.awaitAdvance(). Together these two APIs form a barrier, but we now have the freedom to insert a computation such as lookup(i) between the two calls as follows:</text:p>
      <text:p text:style-name="Text_20_body">// initialize phaser ph<text:tab/>for use by n tasks ("parties") </text:p>
      <text:p text:style-name="Text_20_body">Phaser ph = new Phaser(n);</text:p>
      <text:p text:style-name="Text_20_body">// Create forall loop with n iterations that operate on ph </text:p>
      <text:p text:style-name="Text_20_body">forall (i : [0:n-1]) {</text:p>
      <text:p text:style-name="Text_20_body"><text:s text:c="2"/>print HELLO, i;</text:p>
      <text:p text:style-name="Text_20_body"><text:s text:c="2"/>int phase = ph.arrive();</text:p>
      <text:p text:style-name="Text_20_body"><text:s text:c="2"/></text:p>
      <text:p text:style-name="Text_20_body"><text:s text:c="2"/>myId = lookup(i); // convert int to a string</text:p>
      <text:p text:style-name="Text_20_body"/>
      <text:p text:style-name="Text_20_body"><text:s text:c="2"/>ph.awaitAdvance(phase);</text:p>
      <text:p text:style-name="Text_20_body"><text:s text:c="2"/>print BYE, myId;</text:p>
      <text:p text:style-name="Text_20_body"><text:soft-page-break/>}</text:p>
      <text:p text:style-name="Text_20_body">Doing so enables the barrier processing to occur in parallel with the call to lookup(i), which was our desired outcome.</text:p>
      <text:p text:style-name="Text_20_body"><text:span text:style-name="Strong_20_Emphasis">Optional Reading:</text:span></text:p>
      <text:p text:style-name="Text_20_body">1. Documentation on Java’s <text:a xlink:type="simple" xlink:href="https://docs.oracle.com/javase/7/docs/api/java/util/concurrent/Phaser.html" office:target-frame-name="_blank" xlink:show="new" text:style-name="Internet_20_link" text:visited-style-name="Visited_20_Internet_20_Link">Phaser</text:a> class.</text:p>
      <text:h text:style-name="Heading_20_2" text:outline-level="2">4.2 Lecture Summary</text:h>
      <text:p text:style-name="Horizontal_20_Line"/>
      <text:h text:style-name="Heading_20_2" text:outline-level="2"><text:span text:style-name="Strong_20_Emphasis">4 Dataflow Synchronization and Pipelining</text:span></text:h>
      <text:p text:style-name="Text_20_body"><text:span text:style-name="Strong_20_Emphasis">4.2 Point-to-Point Synchronization with Phasers</text:span></text:p>
      <text:p text:style-name="Text_20_body"><text:span text:style-name="Strong_20_Emphasis">Lecture Summary: </text:span>In this lecture, we looked at a parallel program example in which the span (critical path length) would be 6 units of time if we used a barrier, but is reduced to 5 units of time if we use individual phasers as shown in the following table:</text:p>
      <table:table table:name="Table1" table:style-name="Table1">
        <table:table-column table:style-name="Table1.A"/>
        <table:table-column table:style-name="Table1.B"/>
        <table:table-column table:style-name="Table1.C"/>
        <table:table-row>
          <table:table-cell table:style-name="Table1.A1" office:value-type="string">
            <text:p text:style-name="Table_20_Contents"><text:span text:style-name="Strong_20_Emphasis">Task 0</text:span></text:p>
          </table:table-cell>
          <table:table-cell table:style-name="Table1.A1" office:value-type="string">
            <text:p text:style-name="Table_20_Contents"><text:span text:style-name="Strong_20_Emphasis">Task 1</text:span></text:p>
          </table:table-cell>
          <table:table-cell table:style-name="Table1.A1" office:value-type="string">
            <text:p text:style-name="Table_20_Contents"><text:span text:style-name="Strong_20_Emphasis">Task 2</text:span></text:p>
          </table:table-cell>
        </table:table-row>
        <table:table-row>
          <table:table-cell table:style-name="Table1.A1" office:value-type="string">
            <text:p text:style-name="Table_20_Contents">1a:X=A();//cost=1</text:p>
          </table:table-cell>
          <table:table-cell table:style-name="Table1.A1" office:value-type="string">
            <text:p text:style-name="Table_20_Contents">1b:Y=B();//cost=2</text:p>
          </table:table-cell>
          <table:table-cell table:style-name="Table1.A1" office:value-type="string">
            <text:p text:style-name="Table_20_Contents">1c:Z=C();//cost=3</text:p>
          </table:table-cell>
        </table:table-row>
        <table:table-row>
          <table:table-cell table:style-name="Table1.A1" office:value-type="string">
            <text:p text:style-name="Table_20_Contents"><text:span text:style-name="Emphasis">2a:ph0.arrive();</text:span></text:p>
          </table:table-cell>
          <table:table-cell table:style-name="Table1.A1" office:value-type="string">
            <text:p text:style-name="Table_20_Contents"><text:span text:style-name="Emphasis">2b:ph1.arrive();</text:span></text:p>
          </table:table-cell>
          <table:table-cell table:style-name="Table1.A1" office:value-type="string">
            <text:p text:style-name="Table_20_Contents"><text:span text:style-name="Emphasis">2c:ph2.arrive();</text:span></text:p>
          </table:table-cell>
        </table:table-row>
        <table:table-row>
          <table:table-cell table:style-name="Table1.A1" office:value-type="string">
            <text:p text:style-name="Table_20_Contents"><text:span text:style-name="Emphasis">3a:ph1.awaitAdvance(0);</text:span></text:p>
          </table:table-cell>
          <table:table-cell table:style-name="Table1.A1" office:value-type="string">
            <text:p text:style-name="Table_20_Contents"><text:span text:style-name="Emphasis">3b:ph0.awaitAdvance(0);</text:span></text:p>
          </table:table-cell>
          <table:table-cell table:style-name="Table1.A1" office:value-type="string">
            <text:p text:style-name="Table_20_Contents"><text:span text:style-name="Emphasis">3c:ph1.awaitAdvance(0);</text:span></text:p>
          </table:table-cell>
        </table:table-row>
        <table:table-row>
          <table:table-cell table:style-name="Table1.A1" office:value-type="string">
            <text:p text:style-name="Table_20_Contents">4a:D(X,Y);//cost=3</text:p>
          </table:table-cell>
          <table:table-cell table:style-name="Table1.A1" office:value-type="string">
            <text:p text:style-name="Table_20_Contents"><text:span text:style-name="Emphasis">4b:ph2.awaitAdvance(0);</text:span></text:p>
          </table:table-cell>
          <table:table-cell table:style-name="Table1.A1" office:value-type="string">
            <text:p text:style-name="Table_20_Contents">4c:F(Y,Z);//cost=1</text:p>
          </table:table-cell>
        </table:table-row>
        <table:table-row>
          <table:table-cell table:style-name="Table1.A1" office:value-type="string">
            <text:p text:style-name="P1"/>
          </table:table-cell>
          <table:table-cell table:style-name="Table1.A1" office:value-type="string">
            <text:p text:style-name="Table_20_Contents">5b:E(X,Y,Z);//cost=2</text:p>
          </table:table-cell>
          <table:table-cell table:style-name="Table1.A1" office:value-type="string">
            <text:p text:style-name="P1"/>
          </table:table-cell>
        </table:table-row>
      </table:table>
      <text:p text:style-name="Text_20_body">Each column in the table represents execution of a separate task, and the calls to arrive() and awaitAdvance(0) represent synchronization across different tasks via phaser objects, ph0, ph1, and ph2, each of which is initialized with a party count of 1 (only one signalling task). (The parameter 0 in awaitAdvance(0) represents a transition from phase 0 to phase 1.)</text:p>
      <text:p text:style-name="Text_20_body"><text:span text:style-name="Strong_20_Emphasis">Optional Reading:</text:span></text:p>
      <text:p text:style-name="Text_20_body">1. Documentation on Java <text:a xlink:type="simple" xlink:href="https://docs.oracle.com/javase/7/docs/api/java/util/concurrent/Phaser.html" office:target-frame-name="_blank" xlink:show="new" text:style-name="Internet_20_link" text:visited-style-name="Visited_20_Internet_20_Link">Phaser</text:a> class.</text:p>
      <text:h text:style-name="Heading_20_2" text:outline-level="2">4.3 Lecture Summary</text:h>
      <text:p text:style-name="Horizontal_20_Line"/>
      <text:h text:style-name="Heading_20_2" text:outline-level="2"><text:span text:style-name="Strong_20_Emphasis">4 Dataflow Synchronization and Pipelining</text:span></text:h>
      <text:p text:style-name="Text_20_body"><text:span text:style-name="Strong_20_Emphasis">4.3 One-Dimensional Iterative Averaging with Phasers</text:span></text:p>
      <text:p text:style-name="Text_20_body"><text:span text:style-name="Strong_20_Emphasis">Lecture Summary: </text:span>In this lecture, we revisited the barrier-based Iterative Averaging example that we studied earlier, and observed that a full barrier is not necessary since <text:span text:style-name="Emphasis">forall </text:span>iteration <text:span text:style-name="Emphasis">i </text:span>only needs to wait for iterations <text:span text:style-name="Emphasis">i − </text:span>1 and <text:span text:style-name="Emphasis">i </text:span>+ 1 to complete their current phase before iteration <text:span text:style-name="Emphasis">i </text:span>can move to its next phase. This idea can be captured by phasers, if we allocate an array of phasers as follows:</text:p>
      <text:p text:style-name="Text_20_body"><text:soft-page-break/>// Allocate array of phasers</text:p>
      <text:p text:style-name="Text_20_body">Phaser[] ph = new Phaser[n+2]; //array of phasers</text:p>
      <text:p text:style-name="Text_20_body">for (int i = 0; i &lt; ph.length; i++) ph[i] = new Phaser(1);</text:p>
      <text:p text:style-name="Text_20_body"/>
      <text:p text:style-name="Text_20_body">// Main computation </text:p>
      <text:p text:style-name="Text_20_body">forall ( i: [1:n-1]) {</text:p>
      <text:p text:style-name="Text_20_body"><text:s text:c="2"/>for (iter: [0:nsteps-1]) {</text:p>
      <text:p text:style-name="Text_20_body"><text:s text:c="4"/>newX[i] = (oldX[i-1] + oldX[i+1]) / 2;</text:p>
      <text:p text:style-name="Text_20_body"><text:s text:c="4"/>ph[i].arrive();</text:p>
      <text:p text:style-name="Text_20_body"><text:s text:c="4"/></text:p>
      <text:p text:style-name="Text_20_body"><text:s text:c="4"/>if (index &gt; 1) ph[i-1].awaitAdvance(iter);</text:p>
      <text:p text:style-name="Text_20_body"><text:s text:c="4"/>if (index &lt; n-1) ph[i + 1].awaitAdvance(iter); </text:p>
      <text:p text:style-name="Text_20_body"><text:s text:c="4"/>swap pointers newX and oldX;</text:p>
      <text:p text:style-name="Text_20_body"><text:s text:c="2"/>}</text:p>
      <text:p text:style-name="Text_20_body">}</text:p>
      <text:p text:style-name="Text_20_body">As we learned earlier, grouping/chunking of parallel iterations in a <text:span text:style-name="Emphasis">forall </text:span>can be an important consideration for performance (due to reduced overhead). The idea of grouping of parallel iterations can be extended to <text:span text:style-name="Emphasis">forall </text:span>loops with phasers as follows:</text:p>
      <text:p text:style-name="Text_20_body">// Allocate array of phasers proportional to number of chunked tasks </text:p>
      <text:p text:style-name="Text_20_body">Phaser[] ph = new Phaser[tasks+2]; //array of phasers</text:p>
      <text:p text:style-name="Text_20_body">for (int i = 0; i &lt; ph.length; i++) ph[i] = new Phaser(1);</text:p>
      <text:p text:style-name="Text_20_body"/>
      <text:p text:style-name="Text_20_body">// Main computation </text:p>
      <text:p text:style-name="Text_20_body">forall ( i: [0:tasks-1]) {</text:p>
      <text:p text:style-name="Text_20_body"><text:s text:c="2"/>for (iter: [0:nsteps-1]) {</text:p>
      <text:p text:style-name="Text_20_body"><text:s text:c="4"/>// Compute leftmost boundary element for group</text:p>
      <text:p text:style-name="Text_20_body"><text:s text:c="4"/>int left = i * (n / tasks) + 1;</text:p>
      <text:p text:style-name="Text_20_body"><text:s text:c="4"/>myNew[left] = (myVal[left - 1] + myVal[left + 1]) / 2.0;</text:p>
      <text:p text:style-name="Text_20_body"><text:s text:c="4"/></text:p>
      <text:p text:style-name="Text_20_body"><text:s text:c="4"/>// Compute rightmost boundary element for group </text:p>
      <text:p text:style-name="Text_20_body"><text:soft-page-break/><text:s text:c="4"/>int right = (i + 1) * (n / tasks);</text:p>
      <text:p text:style-name="Text_20_body"><text:s text:c="4"/>myNew[right] = (myVal[right - 1] + myVal[right + 1]) / 2.0;</text:p>
      <text:p text:style-name="Text_20_body"><text:s text:c="4"/></text:p>
      <text:p text:style-name="Text_20_body"><text:s text:c="4"/>// Signal arrival on phaser ph AND LEFT AND RIGHT ELEMENTS ARE AV </text:p>
      <text:p text:style-name="Text_20_body"><text:s text:c="4"/>int<text:tab/>index = i + 1;</text:p>
      <text:p text:style-name="Text_20_body"><text:s text:c="4"/>ph[index].arrive();</text:p>
      <text:p text:style-name="Text_20_body"><text:s text:c="4"/></text:p>
      <text:p text:style-name="Text_20_body"><text:s text:c="4"/>// Compute interior elements in parallel with barrier </text:p>
      <text:p text:style-name="Text_20_body"><text:s text:c="4"/>for (int j = left + 1; j &lt;= right - 1; j++)</text:p>
      <text:p text:style-name="Text_20_body"><text:s text:c="6"/>myNew[j] = (myVal[j - 1] + myVal[j + 1]) / 2.0;</text:p>
      <text:p text:style-name="Text_20_body"><text:s text:c="4"/>// Wait for previous phase to complete before advancing </text:p>
      <text:p text:style-name="Text_20_body"><text:s text:c="4"/>if (index &gt; 1) ph[index - 1].awaitAdvance(iter);</text:p>
      <text:p text:style-name="Text_20_body"><text:s text:c="4"/>if (index &lt; tasks) ph[index + 1].awaitAdvance(iter);</text:p>
      <text:p text:style-name="Text_20_body"><text:s text:c="4"/>swap pointers newX and oldX;</text:p>
      <text:p text:style-name="Text_20_body"><text:s text:c="2"/>}</text:p>
      <text:p text:style-name="Text_20_body">}</text:p>
      <text:p text:style-name="Text_20_body"><text:span text:style-name="Strong_20_Emphasis">Optional Reading:</text:span></text:p>
      <text:p text:style-name="Text_20_body">1. Documentation on Java’s <text:a xlink:type="simple" xlink:href="https://docs.oracle.com/javase/7/docs/api/java/util/concurrent/Phaser.html" office:target-frame-name="_blank" xlink:show="new" text:style-name="Internet_20_link" text:visited-style-name="Visited_20_Internet_20_Link">Phaser</text:a> class.</text:p>
      <text:h text:style-name="Heading_20_2" text:outline-level="2">4.4 Lecture Summary</text:h>
      <text:p text:style-name="Horizontal_20_Line"/>
      <text:h text:style-name="Heading_20_2" text:outline-level="2"><text:span text:style-name="Strong_20_Emphasis">4 Dataflow Synchronization and Pipelining</text:span></text:h>
      <text:p text:style-name="Text_20_body"><text:span text:style-name="Strong_20_Emphasis">4.4 Pipeline Parallelism</text:span></text:p>
      <text:p text:style-name="Text_20_body"><text:span text:style-name="Strong_20_Emphasis">Lecture Summary: </text:span>In this lecture, we studied how point-to-point synchronization can be used to build a one-dimensional <text:span text:style-name="Emphasis">pipeline </text:span>with <text:span text:style-name="Emphasis">p </text:span>tasks (stages), <text:span text:style-name="Emphasis">T</text:span>0​<text:span text:style-name="Emphasis">, . . . , T</text:span>p−1​. For example, three important stages in a <text:span text:style-name="Emphasis">medical imaging </text:span>pipeline are <text:span text:style-name="Emphasis">denoising</text:span>, <text:span text:style-name="Emphasis">registration</text:span>, and <text:span text:style-name="Emphasis">segmentation</text:span>.</text:p>
      <text:p text:style-name="Text_20_body">We performed a simplified analysis of the <text:span text:style-name="Emphasis">WORK </text:span>and <text:span text:style-name="Emphasis">SPAN </text:span>for pipeline parallelism as follows. Let <text:span text:style-name="Emphasis">n </text:span>be the number of input items and <text:span text:style-name="Emphasis">p </text:span>the number of stages in the pipeline, <text:span text:style-name="Emphasis">WORK </text:span>= <text:span text:style-name="Emphasis">n × p </text:span>is the total work that must be done for all data items, and <text:span text:style-name="Emphasis">CPL </text:span>= <text:span text:style-name="Emphasis">n </text:span>+ <text:span text:style-name="Emphasis">p −</text:span>1 is the <text:span text:style-name="Emphasis">span</text:span>or <text:span text:style-name="Emphasis">critical path length </text:span>for the pipeline. Thus, the ideal parallelism is <text:span text:style-name="Emphasis">PAR</text:span>= <text:span text:style-name="Emphasis">WORK </text:span>/<text:span text:style-name="Emphasis">CPL </text:span>= <text:span text:style-name="Emphasis">np / </text:span>(<text:span text:style-name="Emphasis">n </text:span>+ <text:span text:style-name="Emphasis">p − </text:span>1). This formula can be validated by considering a few boundary cases. When <text:span text:style-name="Emphasis">p </text:span>= 1, the ideal parallelism degenerates to <text:span text:style-name="Emphasis">PAR </text:span>= 1, which confirms that the computation is sequential when only one stage is available. Likewise, when <text:soft-page-break/><text:span text:style-name="Emphasis">n </text:span>= 1, the ideal parallelism again degenerates to <text:span text:style-name="Emphasis">PAR </text:span>= 1, which confirms that the computation is sequential when only one data item is available. When <text:span text:style-name="Emphasis">n </text:span>is much larger than <text:span text:style-name="Emphasis">p </text:span>(<text:span text:style-name="Emphasis">n » p</text:span>), then the ideal parallelism approaches <text:span text:style-name="Emphasis">PAR </text:span>= <text:span text:style-name="Emphasis">p </text:span>in the limit, which is the best possible case.</text:p>
      <text:p text:style-name="Text_20_body">The synchronization required for pipeline parallelism can be implemented using phasers by allocating an array of phasers, such that phaser ph[i] is “signalled” in iteration i by a call to ph[i].arrive() as follows:</text:p>
      <text:p text:style-name="Text_20_body">// Code for pipeline stage i</text:p>
      <text:p text:style-name="Text_20_body">while ( there is an input to be processed ) {</text:p>
      <text:p text:style-name="Text_20_body"><text:s text:c="2"/>// wait for previous stage, if any </text:p>
      <text:p text:style-name="Text_20_body"><text:s text:c="2"/>if (i &gt; 0) ph[i - 1].awaitAdvance(); </text:p>
      <text:p text:style-name="Text_20_body"><text:s text:c="2"/></text:p>
      <text:p text:style-name="Text_20_body"><text:s text:c="2"/>process input;</text:p>
      <text:p text:style-name="Text_20_body"><text:s text:c="2"/></text:p>
      <text:p text:style-name="Text_20_body"><text:s text:c="2"/>// signal next stage</text:p>
      <text:p text:style-name="Text_20_body"><text:s text:c="2"/>ph[i].arrive();</text:p>
      <text:p text:style-name="Text_20_body">}</text:p>
      <text:p text:style-name="Text_20_body"><text:span text:style-name="Strong_20_Emphasis">Optional Reading:</text:span></text:p>
      <text:p text:style-name="Text_20_body">1. Wikipedia article on <text:a xlink:type="simple" xlink:href="https://en.wikipedia.org/wiki/Pipeline_(computing)" office:target-frame-name="_blank" xlink:show="new" text:style-name="Internet_20_link" text:visited-style-name="Visited_20_Internet_20_Link">Pipeline (computing)</text:a>.</text:p>
      <text:h text:style-name="Heading_20_2" text:outline-level="2">4.5 Lecture Summary</text:h>
      <text:p text:style-name="Horizontal_20_Line"/>
      <text:h text:style-name="Heading_20_2" text:outline-level="2"><text:span text:style-name="Strong_20_Emphasis">4 Dataflow Synchronization and Pipelining</text:span></text:h>
      <text:p text:style-name="Text_20_body"><text:span text:style-name="Strong_20_Emphasis">4.5 Data Flow Parallelism</text:span></text:p>
      <text:p text:style-name="Text_20_body"><text:span text:style-name="Strong_20_Emphasis">Lecture Summary: </text:span>Thus far, we have studied computation graphs as structures that are derived from parallel programs. In this lecture, we studied a dual approach advocated in the <text:span text:style-name="Emphasis">data flow parallelism </text:span>model, which is to specify parallel programs as computation graphs. The simple data flow graph studied in the lecture consisted of five nodes and four edges: <text:span text:style-name="Emphasis">A → C, A → D, B → D, B → E</text:span>. While futures can be used to generate such a computation graph, e.g., by including calls to A.get() and B.get() in task D, the computation graph edges are implicit in the get() calls when using futures. Instead, we introduced the asyncAwait notation to specify a task along with an explicit set of preconditions (events that the task must wait for before it can start execution). With this approach, the program can be generated directly from the computation graph as follows:</text:p>
      <text:p text:style-name="Text_20_body">async( () -&gt; {/* Task A */; A.put(); } ); // Complete task and trigger event A</text:p>
      <text:p text:style-name="Text_20_body"><text:soft-page-break/>async( () -&gt; {/* Task B */; B.put(); } ); // Complete task and trigger event B</text:p>
      <text:p text:style-name="Text_20_body">asyncAwait(A, () -&gt; {/* Task C */} );<text:tab/> <text:s text:c="3"/>// Only execute task after event A is triggered </text:p>
      <text:p text:style-name="Text_20_body">asyncAwait(A, B, () -&gt; {/* Task D */} );<text:tab/> <text:s/>// Only execute task after events A, B are triggered </text:p>
      <text:p text:style-name="Text_20_body">asyncAwait(B, () -&gt; {/* Task E */} );<text:tab/> <text:s text:c="3"/>// Only execute task after event B is triggered</text:p>
      <text:p text:style-name="Text_20_body">Interestingly, the order of the above statements is not significant. Just as a graph can be defined by enumerating its edges in any order, the above data flow program can be rewritten as follows, without changing its meaning:</text:p>
      <text:p text:style-name="Text_20_body">asyncAwait(A, () -&gt; {/* Task C */} );<text:tab/> <text:s text:c="3"/>// Only execute task after event A is triggered </text:p>
      <text:p text:style-name="Text_20_body">asyncAwait(A, B, () -&gt; {/* Task D */} );<text:tab/> <text:s/>// Only execute task after events A, B are triggered </text:p>
      <text:p text:style-name="Text_20_body">asyncAwait(B, () -&gt; {/* Task E */} ); <text:s text:c="3"/><text:tab/>// Only execute task after event B is triggered </text:p>
      <text:p text:style-name="Text_20_body">async( () -&gt; {/* Task A */; A.put(); } ); // Complete task and trigger event A</text:p>
      <text:p text:style-name="Text_20_body">async( () -&gt; {/* Task B */; B.put(); } ); // Complete task and trigger event B</text:p>
      <text:p text:style-name="Text_20_body">Finally, we observed that the power and elegance of data flow parallel programming is accompanied by the possibility of a lack of progress that can be viewed as a form of “deadlock” if the program omits a put() call for signalling an event.</text:p>
      <text:h text:style-name="Heading_20_2" text:outline-level="2">Optional Reading:</text:h>
      <text:p text:style-name="Text_20_body">1. Wikipedia article on <text:a xlink:type="simple" xlink:href="https://en.wikipedia.org/wiki/Data_flow_diagram" office:target-frame-name="_blank" xlink:show="new" text:style-name="Internet_20_link" text:visited-style-name="Visited_20_Internet_20_Link">Data flow diagram</text:a></text:p>
      <text:h text:style-name="Heading_20_2" text:outline-level="2">Mini Project 4: Using Phasers to Optimize Data-Parallel Applications</text:h>
      <text:p text:style-name="Horizontal_20_Line"/>
      <text:p text:style-name="Text_20_body"><text:a xlink:type="simple" xlink:href="https://d18ky98rnyall9.cloudfront.net/IvStMqnGEemO6w5N_OSWEg_b9319aa5857141b7b58b5472db089614_miniproject_4.zip?Expires=1607472000&amp;Signature=NnS27aD2JAqqF4Q0XgvEuUhmnaRGzLCVQOGuVwZacbejG7DbNIlH7ygo~JtUz9jgN41zS9MjCX37AP7RpvfIO3CPztdGSl3i16d7TfL-Eea7WEQCZ0U8KA2NfZlomiSK7dFUWqliqpULUs4TzYGpeu4rpIIc~~TRU6i35tDSpFc_&amp;Key-Pair-Id=APKAJLTNE6QMUY6HBC5A" office:target-frame-name="_blank" xlink:show="new" text:style-name="Internet_20_link" text:visited-style-name="Visited_20_Internet_20_Link">miniproject_4.zip</text:a></text:p>
      <text:h text:style-name="Heading_20_2" text:outline-level="2">Project Goals &amp; Outcomes</text:h>
      <text:p text:style-name="Text_20_body">In lectures this week, you learned about phasers (not the Star Trek kind!) and how they can be used to express “fuzzy” (split-phase) barriers and point-to-point synchronization. You also saw how fuzzy barriers and point-to-point synchronization can be used to improve performance, relative to regular barriers. In particular, fuzzy barriers allow parallel programmers to expose more parallelism than a simple barrier (specified by the <text:span text:style-name="Emphasis">arriveAndAwaitAdvance() </text:span>API) by overlapping the completion of a barrier with useful work. In a fuzzy barrier, the completion of the barrier is split into two steps. In the first step (the <text:span text:style-name="Emphasis">arrive() </text:span>API), each thread signals to other threads that it has reached a point in its own execution where it is safe for any other thread to proceed past the barrier. In the second step (the <text:span text:style-name="Emphasis">awaitAdvance()</text:span> API), each thread checks that all other threads have signaled that they have reached step one to be sure it can proceed past the barrier.</text:p>
      <text:p text:style-name="Text_20_body"><text:soft-page-break/>In this mini-project you will apply Java’s phasers and Java threads to the One-Dimensional Iterative Averaging algorithm that was introduced in Week 3. Before getting started with this mini-project, it is recommended you review the first demo video in Week 4, in which Professor Sarkar walks through an example similar to this project.</text:p>
      <text:h text:style-name="Heading_20_2" text:outline-level="2">Project Setup</text:h>
      <text:p text:style-name="Text_20_body">Please refer to Mini-Project 0 for a description of the build and testing process used in this course.</text:p>
      <text:p text:style-name="Text_20_body">Once you have downloaded and unzipped the provided project files using the gray button labeled miniproject_4.zip at the top of this description, you should see the project source code at:</text:p>
      <text:p text:style-name="P2">miniproject_4/src/main/java/edu/coursera/parallel/OneDimAveragingPhaser.java</text:p>
      <text:p text:style-name="Text_20_body">and the project tests at</text:p>
      <text:p text:style-name="P2">miniproject_4/src/test/java/edu/coursera/parallel/OneDimAveragingPhaser.java.</text:p>
      <text:h text:style-name="Heading_20_2" text:outline-level="2">Project Instructions</text:h>
      <text:p text:style-name="Text_20_body">Your modifications should be done entirely inside of OneDimAveragingPhaser.java. You may not make any changes to the signatures of any public or protected methods inside of OneDimAveragingPhaser, or remove any of them. However, you are free to add any new methods you like. Any changes you make to OneDimAveragingPhaserTest.java will be ignored in the final grading process.</text:p>
      <text:p text:style-name="Text_20_body">Your main goals for this assignment are listed below. OneDimAveragingPhaser.java also contains helpful TODOs.</text:p>
      <text:list xml:id="list520060547" text:style-name="L1">
        <text:list-item>
          <text:p text:style-name="P3">Based on the provided reference sequential version in OneDimAveragingPhaser.runSequential and the reference parallel version in OneDimAveragingPhaser.runParallelBarrier, implement a parallel version of the one-dimensional iterative averaging algorithm that uses phasers to maximize the overlap between barrier completion and useful work being completed.</text:p>
        </text:list-item>
      </text:list>
      <text:h text:style-name="Heading_20_2" text:outline-level="2">Project Evaluation</text:h>
      <text:p text:style-name="Text_20_body">Your assignment submission should consist of only the OneDimAveragingPhaser.java file that you modified to implement this mini-project. As before, you can upload this file through the assignment page for this mini-project. After that, the Coursera autograder will take over and assess your submission, which includes building your code and running it on one or more tests. Your submission will be evaluated on Coursera’s auto-grading system using 2 and 4 CPU cores. Note that the performance observed for tests on your local machine may differ from that on Coursera's auto-grading system, but that you will only be evaluated on the measured performance on Coursera. Also note that for all assignments in this course you are free to resubmit as many times as you like. See the Common Pitfalls page under Resources for more details. Please give it a few minutes to complete the grading. Once it has completed, you should see a score appear in the “Score” column of the “My submission” tab based on the following rubric:</text:p>
      <text:list xml:id="list985661992" text:style-name="L2">
        <text:list-item>
          <text:p text:style-name="P4"><text:soft-page-break/>100% – correctness and performance of the fuzzy barrier implementation of one-dimensional iterative averaging on an input of 4 * 1024 * 1024 elements using 4 cores</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6T20:04:33.581863900</meta:creation-date>
    <meta:generator>LibreOffice/6.4.6.2$Linux_X86_64 LibreOffice_project/40$Build-2</meta:generator>
    <dc:date>2020-12-06T20:12:58.128159219</dc:date>
    <meta:editing-duration>PT8M22S</meta:editing-duration>
    <meta:editing-cycles>8</meta:editing-cycles>
    <meta:document-statistic meta:table-count="1" meta:image-count="0" meta:object-count="0" meta:page-count="8" meta:paragraph-count="149" meta:word-count="2111" meta:character-count="13013" meta:non-whitespace-character-count="10732"/>
  </office:meta>
</office:document-meta>
</file>